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ttingsImpl.getMoc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ttingsImpl.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ttingsImpl.outerInstance( Object outerClass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ttingsImpl.hasInvocation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ttingsImpl.getOuterClass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ttingsImpl.isStub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ttingsImpl.invocationListeners( InvocationListener ... 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ttingsImpl.validatedSettings( Class &lt; T &gt; typeToMock , CreationSettings &lt; T &gt;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SettingsImpl.isUsing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ttingsImpl.withou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ttingsImpl.invocationListenersContainsType( Class &lt; ? &gt;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ettingsImpl.getDefaultAns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ttingsImpl.build( Class &lt; T2 &gt; typeTo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ttingsImpl.verificationStartedListeners( VerificationStartedListener ... 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ttingsImpl.getSpied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ttingsImpl.verboseLogg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ettingsImpl.getConstructorAr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SettingsImpl.validatedStaticSettings( Class &lt; T &gt; classToMock , CreationSettings &lt; T &gt;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ckSettingsImpl.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ttingsImpl.extraInterfaces( Class &lt; ? &gt; ... extraInterfac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SettingsImpl.stub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ttingsImpl.getTypeTo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ttingsImpl.addListeners( T [ ] listeners , List &lt; T &gt; container , String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SettingsImpl.mockMaker( String mockMa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ttingsImpl.prepareExtraInterfaces( CreationSettings 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SettingsImpl.defaultAnswer( Answer defaultAnsw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SettingsImpl.strictness( Strictness strictn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SettingsImpl.getExtra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ttingsImpl.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ttingsImpl.useConstructor( Object ... constructor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SettingsImpl.serializable( Serializable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ttingsImpl.spiedInstance( Object spied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ttingsImpl.stubbingLookupListeners( StubbingLookupListener ... 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ttingsImpl.buildStatic( Class &lt; T2 &gt; classTo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